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Comfortaa" svg:font-family="Comfortaa" style:font-family-generic="system" style:font-pitch="variable"/>
    <style:font-face style:name="Lohit Devanagari" svg:font-family="'Lohit Devanagari'" style:font-family-generic="system" style:font-pitch="variable"/>
    <style:font-face style:name="Overpass1" svg:font-family="Overpass" style:font-family-generic="system" style:font-pitch="variable"/>
    <style:font-face style:name="Overpass" svg:font-family="Overpass, 'MS Mincho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 fo:orphans="0" fo:widows="0" style:vertical-align="auto"/>
      <style:text-properties fo:font-size="14pt" style:font-size-asian="14pt" style:font-size-complex="14pt"/>
    </style:style>
    <style:style style:name="P2" style:family="paragraph" style:parent-style-name="Normal">
      <style:paragraph-properties fo:text-align="justify" style:justify-single-word="false" fo:orphans="0" fo:widows="0" style:vertical-align="auto"/>
      <style:text-properties fo:font-size="14pt" officeooo:rsid="00099b25" officeooo:paragraph-rsid="00099b25" style:font-size-asian="14pt" style:font-size-complex="14pt"/>
    </style:style>
    <style:style style:name="P3" style:family="paragraph" style:parent-style-name="Normal">
      <style:paragraph-properties fo:text-align="justify" style:justify-single-word="false" fo:orphans="0" fo:widows="0" style:vertical-align="auto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orphans="0" fo:widows="0" style:vertical-align="auto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Normal">
      <style:paragraph-properties fo:text-align="justify" style:justify-single-word="false" fo:orphans="0" fo:widows="0" style:vertical-align="auto"/>
    </style:style>
    <style:style style:name="P6" style:family="paragraph" style:parent-style-name="Normal">
      <style:paragraph-properties fo:text-align="justify" style:justify-single-word="false" fo:orphans="0" fo:widows="0" style:vertical-align="auto">
        <style:tab-stops>
          <style:tab-stop style:position="1.27cm"/>
        </style:tab-stops>
      </style:paragraph-properties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04f0e0" officeooo:paragraph-rsid="0004f0e0" style:font-size-asian="14pt" style:font-size-complex="14pt"/>
    </style:style>
    <style:style style:name="P9" style:family="paragraph" style:parent-style-name="Standard">
      <style:text-properties fo:font-size="14pt" officeooo:rsid="0004f68e" officeooo:paragraph-rsid="0004f68e" style:font-size-asian="14pt" style:font-size-complex="14pt"/>
    </style:style>
    <style:style style:name="P10" style:family="paragraph" style:parent-style-name="Standard">
      <style:text-properties fo:font-size="14pt" officeooo:rsid="00070eba" officeooo:paragraph-rsid="00070eba" style:font-size-asian="14pt" style:font-size-complex="14pt"/>
    </style:style>
    <style:style style:name="P11" style:family="paragraph" style:parent-style-name="Standard">
      <style:text-properties fo:font-size="14pt" officeooo:rsid="00087c4f" officeooo:paragraph-rsid="00087c4f" style:font-size-asian="14pt" style:font-size-complex="14pt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833d6" officeooo:paragraph-rsid="000833d6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omfortaa" fo:font-size="18pt" style:font-size-asian="18pt" style:font-size-complex="18pt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087c4f"/>
    </style:style>
    <style:style style:name="P18" style:family="paragraph" style:parent-style-name="Normal" style:master-page-name="MP0">
      <style:paragraph-properties fo:text-align="justify" style:justify-single-word="false" fo:orphans="0" fo:widows="0" style:page-number="auto" fo:break-before="page" style:vertical-align="auto"/>
      <style:text-properties fo:font-size="14pt" style:font-size-asian="14pt" style:font-size-complex="14pt"/>
    </style:style>
    <style:style style:name="P19" style:family="paragraph" style:parent-style-name="Normal">
      <style:paragraph-properties fo:text-align="justify" style:justify-single-word="false" fo:orphans="0" fo:widows="0" style:vertical-align="auto"/>
      <style:text-properties fo:font-size="14pt" fo:font-weight="bold" officeooo:rsid="00087c4f" officeooo:paragraph-rsid="00087c4f" style:font-size-asian="14pt" style:font-weight-asian="bold" style:font-size-complex="14pt" style:font-weight-complex="bold"/>
    </style:style>
    <style:style style:name="P20" style:family="paragraph" style:parent-style-name="Normal">
      <style:paragraph-properties fo:text-align="justify" style:justify-single-word="false" fo:orphans="0" fo:widows="0" style:vertical-align="auto"/>
      <style:text-properties fo:font-size="14pt" fo:font-weight="bold" officeooo:rsid="000c7d33" officeooo:paragraph-rsid="000c7d33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 style:list-style-name="L1">
      <style:text-properties fo:font-size="14pt" style:font-size-asian="14pt" style:font-size-complex="14pt"/>
    </style:style>
    <style:style style:name="P23" style:family="paragraph" style:parent-style-name="Standard" style:list-style-name="L2">
      <style:text-properties fo:font-size="14pt" style:font-size-asian="14pt" style:font-size-complex="14pt"/>
    </style:style>
    <style:style style:name="P24" style:family="paragraph" style:parent-style-name="Standard">
      <style:text-properties fo:font-size="14pt" officeooo:rsid="000af9a7" officeooo:paragraph-rsid="000af9a7" style:font-size-asian="14pt" style:font-size-complex="14pt"/>
    </style:style>
    <style:style style:name="P25" style:family="paragraph" style:parent-style-name="Standard">
      <style:text-properties fo:font-size="14pt" fo:font-weight="bold" officeooo:rsid="000af9a7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Liberation Serif" style:font-size-asian="14pt" style:font-name-complex="Overpass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6094c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name-asian="Liberation Serif" style:font-size-asian="14pt" style:font-weight-asian="bold" style:font-name-complex="Overpass1" style:font-size-complex="14pt" style:font-weight-complex="bold"/>
    </style:style>
    <style:style style:name="T6" style:family="text">
      <style:text-properties fo:font-size="14pt" fo:font-weight="bold" style:font-name-asian="Liberation Serif" style:font-size-asian="14pt" style:font-weight-asian="bold" style:font-name-complex="AR PL UMing CN" style:font-size-complex="14pt" style:font-weight-complex="bold"/>
    </style:style>
    <style:style style:name="T7" style:family="text">
      <style:text-properties fo:color="#000000" fo:font-size="14pt" style:font-name-asian="Liberation Serif" style:font-size-asian="14pt" style:font-name-complex="Overpass1" style:font-size-complex="14pt"/>
    </style:style>
    <style:style style:name="T8" style:family="text">
      <style:text-properties fo:color="#000000" fo:font-size="14pt" fo:font-weight="bold" style:font-name-asian="Liberation Serif" style:font-size-asian="14pt" style:font-weight-asian="bold" style:font-name-complex="Overpass1" style:font-size-complex="14pt" style:font-weight-complex="bold"/>
    </style:style>
    <style:style style:name="T9" style:family="text">
      <style:text-properties fo:color="#000000" fo:font-size="14pt" fo:font-weight="bold" style:font-name-asian="Liberation Serif" style:font-size-asian="14pt" style:font-weight-asian="bold" style:font-name-complex="AR PL UMing CN" style:font-size-complex="14pt" style:font-weight-complex="bold"/>
    </style:style>
    <style:style style:name="T10" style:family="text">
      <style:text-properties style:font-name="Comfortaa" fo:font-size="18pt" style:font-size-asian="18pt" style:font-size-complex="18pt"/>
    </style:style>
    <style:style style:name="T11" style:family="text">
      <style:text-properties style:font-name="Comfortaa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omfortaa" fo:font-size="14pt" style:font-size-asian="14pt" style:font-size-complex="14pt"/>
    </style:style>
    <style:style style:name="T13" style:family="text">
      <style:text-properties style:font-name="Comfortaa" fo:font-size="14pt" fo:font-weight="bold" style:font-size-asian="14pt" style:font-weight-asian="bold" style:font-size-complex="14pt" style:font-weight-complex="bold"/>
    </style:style>
    <style:style style:name="T14" style:family="text">
      <style:text-properties style:text-position="54% 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number text:level="1" style:num-format="1" text:start-value="7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 text:start-value="3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QUERIES</text:p>
      <text:p text:style-name="P3"/>
      <text:p text:style-name="P19">on delete cascade on update cascade for foreign key!</text:p>
      <text:p text:style-name="P20">Having and group by!!</text:p>
      <text:p text:style-name="P1"/>
      <text:p text:style-name="P2">mysql&gt; create table books(bid int primary key,bname varchar(40) not null default "def",b_auth varchar(50) not null default "def",bpub varchar(40) not null default "def",bcost int,DOPub date not null,m_id int, foreign key(m_id) references members(m_id) on delete cascade on update cascade);</text:p>
      <text:p text:style-name="P2">Query OK, 0 rows affected (0.57 sec)</text:p>
      <text:p text:style-name="P2"/>
      <text:p text:style-name="P2">mysql&gt; create table members(m_id int primary key, m_name varchar(50) not null,m_add varchar(50),phno int); <text:s text:c="35"/></text:p>
      <text:p text:style-name="P2">Query OK, 0 rows affected (0.26 sec)</text:p>
      <text:p text:style-name="P2"/>
      <text:p text:style-name="P1">1. Display books,members and staff table.</text:p>
      <text:p text:style-name="P7"/>
      <text:p text:style-name="P7">mysql&gt; select * from books;</text:p>
      <text:p text:style-name="P7">+------+---------------------------+------------------+-----------------+--------+------------+------+</text:p>
      <text:p text:style-name="P7">| b_id | b_name <text:s text:c="19"/>| b_auth <text:s text:c="10"/>| b_pub <text:s text:c="10"/>| b_cost | DOPub <text:s text:c="5"/>| M_id |</text:p>
      <text:p text:style-name="P7">+------+---------------------------+------------------+-----------------+--------+------------+------+</text:p>
      <text:p text:style-name="P7">| 1000 | Harry Potter Series <text:s text:c="6"/>| J.K Rowling <text:s text:c="5"/>| Scholastic <text:s text:c="5"/>| <text:s text:c="3"/>125 | 1990-12-12 | <text:s text:c="3"/>1 |</text:p>
      <text:p text:style-name="P7">| 1001 | Wuthering Heights <text:s text:c="8"/>| Emily Bronte <text:s text:c="4"/>| Scholastic <text:s text:c="5"/>| <text:s text:c="3"/>120 | 1990-12-12 | <text:s text:c="3"/>2 |</text:p>
      <text:p text:style-name="P7">| 1002 | Jane Eyre <text:s text:c="16"/>| Charlotte Bronte | Scholastic <text:s text:c="5"/>| <text:s text:c="3"/>120 | 1908-01-14 | <text:s text:c="3"/>2 |</text:p>
      <text:p text:style-name="P7">| 1003 | Two States <text:s text:c="15"/>| Chettan Bhagat <text:s text:c="2"/>| Scholastic <text:s text:c="5"/>| <text:s text:c="4"/>50 | 2000-11-22 | <text:s text:c="3"/>2 |</text:p>
      <text:p text:style-name="P7">| 1004 | The Appocalypse <text:s text:c="10"/>| G.K Pooling <text:s text:c="5"/>| Hemington Press | <text:s text:c="3"/>180 | 1898-07-11 | <text:s text:c="3"/>6 |</text:p>
      <text:p text:style-name="P7">| 1005 | Machine Learning in Music | John Denver <text:s text:c="5"/>| Wiley <text:s text:c="10"/>| <text:s text:c="3"/>500 | 2005-08-23 | <text:s text:c="3"/>4 |</text:p>
      <text:p text:style-name="P7">| 1201 | The Appocalypse <text:s text:c="10"/>| G.K Pooling <text:s text:c="5"/>| Hemington Press | <text:s text:c="3"/>180 | 1898-07-11 | <text:s text:c="3"/>1 |</text:p>
      <text:p text:style-name="P7">+------+---------------------------+------------------+-----------------+--------+------------+------+</text:p>
      <text:p text:style-name="P7">7 rows in set (0.00 sec)</text:p>
      <text:p text:style-name="P7"/>
      <text:p text:style-name="P7">mysql&gt; select * from members;</text:p>
      <text:p text:style-name="P7">+------+-----------+----------------------+------+</text:p>
      <text:p text:style-name="P7">| m_id | m_name <text:s text:c="3"/>| m_add <text:s text:c="15"/>| m_ph |</text:p>
      <text:p text:style-name="P7"><text:soft-page-break/>+------+-----------+----------------------+------+</text:p>
      <text:p text:style-name="P7">| <text:s text:c="3"/>1 | Tanisha <text:s text:c="2"/>| Pashan,Sus Road,Pune | <text:s text:c="2"/>11 |</text:p>
      <text:p text:style-name="P7">| <text:s text:c="3"/>2 | Asmita <text:s text:c="3"/>| Delhi <text:s text:c="15"/>| <text:s/>112 |</text:p>
      <text:p text:style-name="P7">| <text:s text:c="3"/>3 | Pooja <text:s text:c="4"/>| Pimplesaudagar,Pune <text:s/>| <text:s/>111 |</text:p>
      <text:p text:style-name="P7">| <text:s text:c="3"/>4 | Shivani <text:s text:c="2"/>| Sinhagad Road,Pune <text:s text:c="2"/>| 1234 |</text:p>
      <text:p text:style-name="P7">| <text:s text:c="3"/>5 | Shubhangi | NCL Road,Pune <text:s text:c="7"/>| 5678 |</text:p>
      <text:p text:style-name="P7">| <text:s text:c="3"/>6 | Trupti <text:s text:c="3"/>| Pashan,Sus Road,Pune | 1098 |</text:p>
      <text:p text:style-name="P7">+------+-----------+----------------------+------+</text:p>
      <text:p text:style-name="P7">6 rows in set (0.01 sec)</text:p>
      <text:p text:style-name="P7"/>
      <text:p text:style-name="P7">mysql&gt; select * from staff;</text:p>
      <text:p text:style-name="P7">+------+-------------+----------------------+-------+</text:p>
      <text:p text:style-name="P7">| s_id | s_name <text:s text:c="5"/>| s_add <text:s text:c="15"/>| s_gen |</text:p>
      <text:p text:style-name="P7">+------+-------------+----------------------+-------+</text:p>
      <text:p text:style-name="P7">| <text:s text:c="2"/>11 | Rasika <text:s text:c="5"/>| Viman Nagar,Pune <text:s text:c="4"/>| f <text:s text:c="4"/>|</text:p>
      <text:p text:style-name="P7">| <text:s text:c="2"/>13 | Makarand <text:s text:c="3"/>| Viman Nagar,Pune <text:s text:c="4"/>| m <text:s text:c="4"/>|</text:p>
      <text:p text:style-name="P7">| <text:s text:c="2"/>14 | Aseem <text:s text:c="6"/>| Sus Road,Pashan,Pune | m <text:s text:c="4"/>|</text:p>
      <text:p text:style-name="P7">| <text:s text:c="2"/>15 | Parshwanath | Shivaji Nagar,Pune <text:s text:c="2"/>| m <text:s text:c="4"/>|</text:p>
      <text:p text:style-name="P7">| <text:s text:c="2"/>22 | Yash <text:s text:c="7"/>| Varje,Pune <text:s text:c="10"/>| m <text:s text:c="4"/>|</text:p>
      <text:p text:style-name="P7">| <text:s/>100 | Mruduhasini | Shaniwar Peth,Pune <text:s text:c="2"/>| f <text:s text:c="4"/>|</text:p>
      <text:p text:style-name="P7">+------+-------------+----------------------+-------+</text:p>
      <text:p text:style-name="P7">6 rows in set (0.00 sec)</text:p>
      <text:p text:style-name="P3"/>
      <text:p text:style-name="P3">2. Display names of all the books along with their author.</text:p>
      <text:p text:style-name="P7">mysql&gt; select b_name, b_auth from books;</text:p>
      <text:p text:style-name="P7">+---------------------------+------------------+</text:p>
      <text:p text:style-name="P7">| b_name <text:s text:c="19"/>| b_auth <text:s text:c="10"/>|</text:p>
      <text:p text:style-name="P7">+---------------------------+------------------+</text:p>
      <text:p text:style-name="P7">| Harry Potter Series <text:s text:c="6"/>| J.K Rowling <text:s text:c="5"/>|</text:p>
      <text:p text:style-name="P7">| Wuthering Heights <text:s text:c="8"/>| Emily Bronte <text:s text:c="4"/>|</text:p>
      <text:p text:style-name="P7">| Jane Eyre <text:s text:c="16"/>| Charlotte Bronte |</text:p>
      <text:p text:style-name="P7">| Two States <text:s text:c="15"/>| Chettan Bhagat <text:s text:c="2"/>|</text:p>
      <text:p text:style-name="P7">| The Appocalypse <text:s text:c="10"/>| G.K Pooling <text:s text:c="5"/>|</text:p>
      <text:p text:style-name="P7">| Machine Learning in Music | John Denver <text:s text:c="5"/>|</text:p>
      <text:p text:style-name="P7">| The Appocalypse <text:s text:c="10"/>| G.K Pooling <text:s text:c="5"/>|</text:p>
      <text:p text:style-name="P7">+---------------------------+------------------+</text:p>
      <text:p text:style-name="P7">7 rows in set (0.00 sec)</text:p>
      <text:p text:style-name="P4"/>
      <text:p text:style-name="P4">3. Display all books published by Mc-Graw Hill publications.</text:p>
      <text:p text:style-name="P12"/>
      <text:p text:style-name="P7"><text:s/>mysql&gt; select b_name,b_auth from books;</text:p>
      <text:p text:style-name="P7">+---------------------------+------------------+</text:p>
      <text:p text:style-name="P7"><text:soft-page-break/>| b_name <text:s text:c="19"/>| b_auth <text:s text:c="10"/>|</text:p>
      <text:p text:style-name="P7">+---------------------------+------------------+</text:p>
      <text:p text:style-name="P7">| Harry Potter Series <text:s text:c="6"/>| J.K Rowling <text:s text:c="5"/>|</text:p>
      <text:p text:style-name="P7">| Wuthering Heights <text:s text:c="8"/>| Emily Bronte <text:s text:c="4"/>|</text:p>
      <text:p text:style-name="P7">| Jane Eyre <text:s text:c="16"/>| Charlotte Bronte |</text:p>
      <text:p text:style-name="P7">| Two States <text:s text:c="15"/>| Chettan Bhagat <text:s text:c="2"/>|</text:p>
      <text:p text:style-name="P7">| The Appocalypse <text:s text:c="10"/>| G.K Pooling <text:s text:c="5"/>|</text:p>
      <text:p text:style-name="P7">| Machine Learning in Music | John Denver <text:s text:c="5"/>|</text:p>
      <text:p text:style-name="P7">| The Appocalypse <text:s text:c="10"/>| G.K Pooling <text:s text:c="5"/>|</text:p>
      <text:p text:style-name="P7">+---------------------------+------------------+</text:p>
      <text:list xml:id="list8102334160178999806" text:style-name="L1">
        <text:list-item>
          <text:p text:style-name="P22">rows in set (0.00 sec)</text:p>
        </text:list-item>
      </text:list>
      <text:p text:style-name="P12"/>
      <text:p text:style-name="P3">4. Display all books of the member id 10.</text:p>
      <text:p text:style-name="P7"><text:span text:style-name="T16">m</text:span>ysql&gt; select * from books where M_id=00002;</text:p>
      <text:p text:style-name="P7">+------+-------------------+------------------+------------+--------+------------+------+</text:p>
      <text:p text:style-name="P7">| b_id | b_name <text:s text:c="11"/>| b_auth <text:s text:c="10"/>| b_pub <text:s text:c="5"/>| b_cost | DOPub <text:s text:c="5"/>| M_id |</text:p>
      <text:p text:style-name="P7">+------+-------------------+------------------+------------+--------+------------+------+</text:p>
      <text:p text:style-name="P7">| 1001 | Wuthering Heights | Emily Bronte <text:s text:c="4"/>| Scholastic | <text:s text:c="3"/>120 | 1990-12-12 | <text:s text:c="3"/>2 |</text:p>
      <text:p text:style-name="P7">| 1002 | Jane Eyre <text:s text:c="8"/>| Charlotte Bronte | Scholastic | <text:s text:c="3"/>120 | 1908-01-14 | <text:s text:c="3"/>2 |</text:p>
      <text:p text:style-name="P7">| 1003 | Two States <text:s text:c="7"/>| Chettan Bhagat <text:s text:c="2"/>| Scholastic | <text:s text:c="4"/>50 | 2000-11-22 | <text:s text:c="3"/>2 |</text:p>
      <text:p text:style-name="P7">+------+-------------------+------------------+------------+--------+------------+------+</text:p>
      <text:list xml:id="list8708146080206156519" text:style-name="L2">
        <text:list-item>
          <text:p text:style-name="P23">rows in set (0.00 sec)</text:p>
        </text:list-item>
      </text:list>
      <text:p text:style-name="P7"/>
      <text:p text:style-name="P7"/>
      <text:p text:style-name="P1">5. <text:span text:style-name="T16">Display books information in following order bookname, bookcost, bookpub,DOpub</text:span></text:p>
      <text:p text:style-name="P12"/>
      <text:p text:style-name="P7">mysql&gt; select b_name,b_cost,b_pub,DOPub from books;</text:p>
      <text:p text:style-name="P7">+---------------------------+--------+-----------------+------------+</text:p>
      <text:p text:style-name="P7">| b_name <text:s text:c="19"/>| b_cost | b_pub <text:s text:c="10"/>| DOPub <text:s text:c="5"/>|</text:p>
      <text:p text:style-name="P7">+---------------------------+--------+-----------------+------------+</text:p>
      <text:p text:style-name="P7">| Harry Potter Series <text:s text:c="6"/>| <text:s text:c="3"/>125 | Scholastic <text:s text:c="5"/>| 1990-12-12 |</text:p>
      <text:p text:style-name="P7">| Wuthering Heights <text:s text:c="8"/>| <text:s text:c="3"/>120 | Scholastic <text:s text:c="5"/>| 1990-12-12 |</text:p>
      <text:p text:style-name="P7">| Jane Eyre <text:s text:c="16"/>| <text:s text:c="3"/>120 | Scholastic <text:s text:c="5"/>| 1908-01-14 |</text:p>
      <text:p text:style-name="P7">| Two States <text:s text:c="15"/>| <text:s text:c="4"/>50 | Scholastic <text:s text:c="5"/>| 2000-11-22 |</text:p>
      <text:p text:style-name="P7">| The Appocalypse <text:s text:c="10"/>| <text:s text:c="3"/>180 | Hemington Press | 1898-07-11 |</text:p>
      <text:p text:style-name="P7">| Machine Learning in Music | <text:s text:c="3"/>500 | Wiley <text:s text:c="10"/>| 2005-08-23 |</text:p>
      <text:p text:style-name="P7">| The Appocalypse <text:s text:c="10"/>| <text:s text:c="3"/>180 | Hemington Press | 1898-07-11 |</text:p>
      <text:p text:style-name="P7">+---------------------------+--------+-----------------+------------+</text:p>
      <text:p text:style-name="P7">7 rows in set (0.00 sec)</text:p>
      <text:p text:style-name="P12"/>
      <text:p text:style-name="P3">6. Display all members living in Kothrud.</text:p>
      <text:p text:style-name="P12"><text:soft-page-break/></text:p>
      <text:p text:style-name="P7">mysql&gt; select * from members where m_add='Pashan,Sus Road,Pune';+------+---------+----------------------+------+</text:p>
      <text:p text:style-name="P7">| m_id | m_name <text:s/>| m_add <text:s text:c="15"/>| m_ph |</text:p>
      <text:p text:style-name="P7">+------+---------+----------------------+------+</text:p>
      <text:p text:style-name="P7">| <text:s text:c="3"/>1 | Tanisha | Pashan,Sus Road,Pune | <text:s text:c="2"/>11 |</text:p>
      <text:p text:style-name="P7">| <text:s text:c="3"/>6 | Trupti <text:s/>| Pashan,Sus Road,Pune | 1098 |</text:p>
      <text:p text:style-name="P7">+------+---------+----------------------+------+</text:p>
      <text:p text:style-name="P7">2 rows in set (0.00 sec)</text:p>
      <text:p text:style-name="P7"/>
      <text:p text:style-name="P12">7. Write a command to remove member “Rajan”.</text:p>
      <text:p text:style-name="P7">mysql&gt; select * from members;</text:p>
      <text:p text:style-name="P7">+-------+-----------+----------------------+------+</text:p>
      <text:p text:style-name="P7">| m_id <text:s/>| m_name <text:s text:c="3"/>| m_add <text:s text:c="15"/>| m_ph |</text:p>
      <text:p text:style-name="P7">+-------+-----------+----------------------+------+</text:p>
      <text:p text:style-name="P7">| <text:s text:c="4"/>1 | Tanisha <text:s text:c="2"/>| Pashan,Sus Road,Pune | <text:s text:c="2"/>11 |</text:p>
      <text:p text:style-name="P7">| <text:s text:c="4"/>2 | Asmita <text:s text:c="3"/>| Delhi <text:s text:c="15"/>| <text:s/>112 |</text:p>
      <text:p text:style-name="P7">| <text:s text:c="4"/>3 | Pooja <text:s text:c="4"/>| Pimplesaudagar,Pune <text:s/>| <text:s/>111 |</text:p>
      <text:p text:style-name="P7">| <text:s text:c="4"/>4 | Shivani <text:s text:c="2"/>| Sinhagad Road,Pune <text:s text:c="2"/>| 1234 |</text:p>
      <text:p text:style-name="P7">| <text:s text:c="4"/>5 | Shubhangi | NCL Road,Pune <text:s text:c="7"/>| 5678 |</text:p>
      <text:p text:style-name="P7">| <text:s text:c="4"/>6 | Trupti <text:s text:c="3"/>| Pashan,Sus Road,Pune | 1098 |</text:p>
      <text:p text:style-name="P7">| 10007 | Rajan <text:s text:c="4"/>| Kothrud, Pune <text:s text:c="7"/>| 2222 |</text:p>
      <text:p text:style-name="P7">+-------+-----------+----------------------+------+</text:p>
      <text:p text:style-name="P7">7 rows in set (0.00 sec)</text:p>
      <text:p text:style-name="P7"/>
      <text:p text:style-name="P7">mysql&gt; delete from members where m_name="Rajan";</text:p>
      <text:p text:style-name="P7">Query OK, 1 row affected (0.03 sec)</text:p>
      <text:p text:style-name="P7"/>
      <text:p text:style-name="P7">mysql&gt; select * from members</text:p>
      <text:p text:style-name="P7"><text:s text:c="4"/>-&gt; ;</text:p>
      <text:p text:style-name="P7">+------+-----------+----------------------+------+</text:p>
      <text:p text:style-name="P7">| m_id | m_name <text:s text:c="3"/>| m_add <text:s text:c="15"/>| m_ph |</text:p>
      <text:p text:style-name="P7">+------+-----------+----------------------+------+</text:p>
      <text:p text:style-name="P7">| <text:s text:c="3"/>1 | Tanisha <text:s text:c="2"/>| Pashan,Sus Road,Pune | <text:s text:c="2"/>11 |</text:p>
      <text:p text:style-name="P7">| <text:s text:c="3"/>2 | Asmita <text:s text:c="3"/>| Delhi <text:s text:c="15"/>| <text:s/>112 |</text:p>
      <text:p text:style-name="P7">| <text:s text:c="3"/>3 | Pooja <text:s text:c="4"/>| Pimplesaudagar,Pune <text:s/>| <text:s/>111 |</text:p>
      <text:p text:style-name="P7">| <text:s text:c="3"/>4 | Shivani <text:s text:c="2"/>| Sinhagad Road,Pune <text:s text:c="2"/>| 1234 |</text:p>
      <text:p text:style-name="P7">| <text:s text:c="3"/>5 | Shubhangi | NCL Road,Pune <text:s text:c="7"/>| 5678 |</text:p>
      <text:p text:style-name="P7">| <text:s text:c="3"/>6 | Trupti <text:s text:c="3"/>| Pashan,Sus Road,Pune | 1098 |</text:p>
      <text:p text:style-name="P7">+------+-----------+----------------------+------+</text:p>
      <text:p text:style-name="P7">6 rows in set (0.00 sec)</text:p>
      <text:p text:style-name="P7"/>
      <text:p text:style-name="Standard"><text:soft-page-break/><text:span text:style-name="Default_20_Paragraph_20_Font"><text:span text:style-name="T3">8. </text:span></text:span><text:span text:style-name="Default_20_Paragraph_20_Font"><text:span text:style-name="T9">Delete record of m_id 50.</text:span></text:span></text:p>
      <text:p text:style-name="P7">mysql&gt; select * from members;</text:p>
      <text:p text:style-name="P7">+-------+-----------+----------------------+------+</text:p>
      <text:p text:style-name="P7">| m_id <text:s/>| m_name <text:s text:c="3"/>| m_add <text:s text:c="15"/>| m_ph |</text:p>
      <text:p text:style-name="P7">+-------+-----------+----------------------+------+</text:p>
      <text:p text:style-name="P7">| <text:s text:c="4"/>1 | Tanisha <text:s text:c="2"/>| Pashan,Sus Road,Pune | <text:s text:c="2"/>11 |</text:p>
      <text:p text:style-name="P7">| <text:s text:c="4"/>2 | Asmita <text:s text:c="3"/>| Delhi <text:s text:c="15"/>| <text:s/>112 |</text:p>
      <text:p text:style-name="P7">| <text:s text:c="4"/>3 | Pooja <text:s text:c="4"/>| Pimplesaudagar,Pune <text:s/>| <text:s/>111 |</text:p>
      <text:p text:style-name="P7">| <text:s text:c="4"/>4 | Shivani <text:s text:c="2"/>| Sinhagad Road,Pune <text:s text:c="2"/>| 1234 |</text:p>
      <text:p text:style-name="P7">| <text:s text:c="4"/>5 | Shubhangi | NCL Road,Pune <text:s text:c="7"/>| 5678 |</text:p>
      <text:p text:style-name="P7">| <text:s text:c="4"/>6 | Trupti <text:s text:c="3"/>| Pashan,Sus Road,Pune | 1098 |</text:p>
      <text:p text:style-name="P7">| <text:s text:c="2"/>106 | Rathi <text:s text:c="4"/>| Kothrud, Pune <text:s text:c="7"/>| 2908 |</text:p>
      <text:p text:style-name="P7">| 10007 | Rajan <text:s text:c="4"/>| Kothrud, Pune <text:s text:c="7"/>| 2222 |</text:p>
      <text:p text:style-name="P7">+-------+-----------+----------------------+------+</text:p>
      <text:p text:style-name="P7">8 rows in set (0.01 sec)</text:p>
      <text:p text:style-name="P7"/>
      <text:p text:style-name="P7">mysql&gt; delete from members where m_id=106;</text:p>
      <text:p text:style-name="P7">Query OK, 1 row affected (0.03 sec)</text:p>
      <text:p text:style-name="P7"/>
      <text:p text:style-name="P7">mysql&gt; select * from members;</text:p>
      <text:p text:style-name="P7">+-------+-----------+----------------------+------+</text:p>
      <text:p text:style-name="P7">| m_id <text:s/>| m_name <text:s text:c="3"/>| m_add <text:s text:c="15"/>| m_ph |</text:p>
      <text:p text:style-name="P7">+-------+-----------+----------------------+------+</text:p>
      <text:p text:style-name="P7">| <text:s text:c="4"/>1 | Tanisha <text:s text:c="2"/>| Pashan,Sus Road,Pune | <text:s text:c="2"/>11 |</text:p>
      <text:p text:style-name="P7">| <text:s text:c="4"/>2 | Asmita <text:s text:c="3"/>| Delhi <text:s text:c="15"/>| <text:s/>112 |</text:p>
      <text:p text:style-name="P7">| <text:s text:c="4"/>3 | Pooja <text:s text:c="4"/>| Pimplesaudagar,Pune <text:s/>| <text:s/>111 |</text:p>
      <text:p text:style-name="P7">| <text:s text:c="4"/>4 | Shivani <text:s text:c="2"/>| Sinhagad Road,Pune <text:s text:c="2"/>| 1234 |</text:p>
      <text:p text:style-name="P7">| <text:s text:c="4"/>5 | Shubhangi | NCL Road,Pune <text:s text:c="7"/>| 5678 |</text:p>
      <text:p text:style-name="P7">| <text:s text:c="4"/>6 | Trupti <text:s text:c="3"/>| Pashan,Sus Road,Pune | 1098 |</text:p>
      <text:p text:style-name="P7">| 10007 | Rajan <text:s text:c="4"/>| Kothrud, Pune <text:s text:c="7"/>| 2222 |</text:p>
      <text:p text:style-name="P7">+-------+-----------+----------------------+------+</text:p>
      <text:p text:style-name="P7">7 rows in set (0.00 sec)</text:p>
      <text:p text:style-name="P7"/>
      <text:p text:style-name="Standard"><text:span text:style-name="Default_20_Paragraph_20_Font"><text:span text:style-name="T3">9. </text:span></text:span><text:span text:style-name="Default_20_Paragraph_20_Font"><text:span text:style-name="T6">Change address of John to “Delhi”.</text:span></text:span></text:p>
      <text:p text:style-name="P7">mysql&gt; select * from members;</text:p>
      <text:p text:style-name="P7">+-------+-----------+----------------------+------+</text:p>
      <text:p text:style-name="P7">| m_id <text:s/>| m_name <text:s text:c="3"/>| m_add <text:s text:c="15"/>| m_ph |</text:p>
      <text:p text:style-name="P7">+-------+-----------+----------------------+------+</text:p>
      <text:p text:style-name="P7">| <text:s text:c="4"/>1 | Tanisha <text:s text:c="2"/>| Pashan,Sus Road,Pune | <text:s text:c="2"/>11 |</text:p>
      <text:p text:style-name="P7">| <text:s text:c="4"/>2 | Asmita <text:s text:c="3"/>| Delhi <text:s text:c="15"/>| <text:s/>112 |</text:p>
      <text:p text:style-name="P7">| <text:s text:c="4"/>3 | Pooja <text:s text:c="4"/>| Pimplesaudagar,Pune <text:s/>| <text:s/>111 |</text:p>
      <text:p text:style-name="P7">| <text:s text:c="4"/>4 | Shivani <text:s text:c="2"/>| Sinhagad Road,Pune <text:s text:c="2"/>| 1234 |</text:p>
      <text:p text:style-name="P7"><text:soft-page-break/>| <text:s text:c="4"/>5 | Shubhangi | NCL Road,Pune <text:s text:c="7"/>| 5678 |</text:p>
      <text:p text:style-name="P7">| <text:s text:c="4"/>6 | Trupti <text:s text:c="3"/>| Pashan,Sus Road,Pune | 1098 |</text:p>
      <text:p text:style-name="P7">| <text:s text:c="2"/>106 | Rathi <text:s text:c="4"/>| Kothrud, Pune <text:s text:c="7"/>| 2908 |</text:p>
      <text:p text:style-name="P7">| 10007 | Rajan <text:s text:c="4"/>| Kothrud, Pune <text:s text:c="7"/>| 2222 |</text:p>
      <text:p text:style-name="P7">+-------+-----------+----------------------+------+</text:p>
      <text:p text:style-name="P7">8 rows in set (0.00 sec)</text:p>
      <text:p text:style-name="P7"/>
      <text:p text:style-name="P7">mysql&gt; update members set m_add = "Delhi" where m_name="Pooja";</text:p>
      <text:p text:style-name="P7">Query OK, 1 row affected (0.03 sec)</text:p>
      <text:p text:style-name="P7">Rows matched: 1 <text:s/>Changed: 1 <text:s/>Warnings: 0</text:p>
      <text:p text:style-name="P7"/>
      <text:p text:style-name="P7">mysql&gt; select * from members;</text:p>
      <text:p text:style-name="P7">+-------+-----------+----------------------+------+</text:p>
      <text:p text:style-name="P7">| m_id <text:s/>| m_name <text:s text:c="3"/>| m_add <text:s text:c="15"/>| m_ph |</text:p>
      <text:p text:style-name="P7">+-------+-----------+----------------------+------+</text:p>
      <text:p text:style-name="P7">| <text:s text:c="4"/>1 | Tanisha <text:s text:c="2"/>| Pashan,Sus Road,Pune | <text:s text:c="2"/>11 |</text:p>
      <text:p text:style-name="P7">| <text:s text:c="4"/>2 | Asmita <text:s text:c="3"/>| Delhi <text:s text:c="15"/>| <text:s/>112 |</text:p>
      <text:p text:style-name="P7">| <text:s text:c="4"/>3 | Pooja <text:s text:c="4"/>| Delhi <text:s text:c="15"/>| <text:s/>111 |</text:p>
      <text:p text:style-name="P7">| <text:s text:c="4"/>4 | Shivani <text:s text:c="2"/>| Sinhagad Road,Pune <text:s text:c="2"/>| 1234 |</text:p>
      <text:p text:style-name="P7">| <text:s text:c="4"/>5 | Shubhangi | NCL Road,Pune <text:s text:c="7"/>| 5678 |</text:p>
      <text:p text:style-name="P7">| <text:s text:c="4"/>6 | Trupti <text:s text:c="3"/>| Pashan,Sus Road,Pune | 1098 |</text:p>
      <text:p text:style-name="P7">| <text:s text:c="2"/>106 | Rathi <text:s text:c="4"/>| Kothrud, Pune <text:s text:c="7"/>| 2908 |</text:p>
      <text:p text:style-name="P7">| 10007 | Rajan <text:s text:c="4"/>| Kothrud, Pune <text:s text:c="7"/>| 2222 |</text:p>
      <text:p text:style-name="P7">+-------+-----------+----------------------+------+</text:p>
      <text:p text:style-name="P7">8 rows in set (0.00 sec)</text:p>
      <text:p text:style-name="P7"/>
      <text:p text:style-name="Standard"><text:span text:style-name="Default_20_Paragraph_20_Font"><text:span text:style-name="T3">10. </text:span></text:span><text:span text:style-name="Default_20_Paragraph_20_Font"><text:span text:style-name="T6">Display members whose address is Mumbai and phone no is 8989 0r 3212</text:span></text:span></text:p>
      <text:p text:style-name="Standard"><text:span text:style-name="Default_20_Paragraph_20_Font"><text:span text:style-name="T2"><text:s text:c="2"/></text:span></text:span></text:p>
      <text:p text:style-name="P11">mysql&gt; select * from members where m_add="Pune" and phno= 332189830 <text:s/>or phno=90231 ;</text:p>
      <text:p text:style-name="P11">+------+--------+-------+-----------+------+</text:p>
      <text:p text:style-name="P11">| m_id | m_name | m_add | phno <text:s text:c="5"/>| age <text:s/>|</text:p>
      <text:p text:style-name="P11">+------+--------+-------+-----------+------+</text:p>
      <text:p text:style-name="P11">| <text:s text:c="3"/>1 | Tan <text:s text:c="3"/>| Pune <text:s/>| <text:s text:c="4"/>90231 | <text:s text:c="2"/>13 |</text:p>
      <text:p text:style-name="P11">| <text:s text:c="3"/>6 | Yash <text:s text:c="2"/>| Pune <text:s/>| 332189830 | <text:s text:c="2"/>13 |</text:p>
      <text:p text:style-name="P11">+------+--------+-------+-----------+------+</text:p>
      <text:p text:style-name="P11">2 rows in set (0.00 sec)</text:p>
      <text:p text:style-name="P11"/>
      <text:p text:style-name="P11"/>
      <text:p text:style-name="Standard"><text:span text:style-name="Default_20_Paragraph_20_Font"><text:span text:style-name="T10">11. </text:span></text:span><text:span text:style-name="Default_20_Paragraph_20_Font"><text:span text:style-name="T12">Generate alphabetical list of members.</text:span></text:span></text:p>
      <text:p text:style-name="P12">mysql&gt; select * from members order by m_name;</text:p>
      <text:p text:style-name="P7"><text:soft-page-break/>+------+-----------+----------------------+------+</text:p>
      <text:p text:style-name="P7">| m_id | m_name <text:s text:c="3"/>| m_add <text:s text:c="15"/>| m_ph |</text:p>
      <text:p text:style-name="P7">+------+-----------+----------------------+------+</text:p>
      <text:p text:style-name="P7">| <text:s text:c="3"/>2 | Asmita <text:s text:c="3"/>| Delhi <text:s text:c="15"/>| <text:s/>112 |</text:p>
      <text:p text:style-name="P7">| <text:s text:c="3"/>3 | Pooja <text:s text:c="4"/>| Pimplesaudagar,Pune <text:s/>| <text:s/>111 |</text:p>
      <text:p text:style-name="P7">| <text:s text:c="3"/>4 | Shivani <text:s text:c="2"/>| Sinhagad Road,Pune <text:s text:c="2"/>| 1234 |</text:p>
      <text:p text:style-name="P7">| <text:s text:c="3"/>5 | Shubhangi | NCL Road,Pune <text:s text:c="7"/>| 5678 |</text:p>
      <text:p text:style-name="P7">| <text:s text:c="3"/>1 | Tanisha <text:s text:c="2"/>| Pashan,Sus Road,Pune | <text:s text:c="2"/>11 |</text:p>
      <text:p text:style-name="P7">| <text:s text:c="3"/>6 | Trupti <text:s text:c="3"/>| Pashan,Sus Road,Pune | 1098 |</text:p>
      <text:p text:style-name="P7">+------+-----------+----------------------+------+</text:p>
      <text:p text:style-name="P7">6 rows in set (0.00 sec)</text:p>
      <text:p text:style-name="P7"/>
      <text:p text:style-name="P7"/>
      <text:p text:style-name="Standard"/>
      <text:p text:style-name="P7"/>
      <text:p text:style-name="P12">12.Display the bookname and book author whose book cost is more than 1000</text:p>
      <text:p text:style-name="P7">mysql&gt; select b_name,b_auth from books where b_cost&gt;=125;</text:p>
      <text:p text:style-name="P7">+---------------------------+-------------+</text:p>
      <text:p text:style-name="P7">| b_name <text:s text:c="19"/>| b_auth <text:s text:c="5"/>|</text:p>
      <text:p text:style-name="P7">+---------------------------+-------------+</text:p>
      <text:p text:style-name="P7">| Harry Potter Series <text:s text:c="6"/>| J.K Rowling |</text:p>
      <text:p text:style-name="P7">| The Appocalypse <text:s text:c="10"/>| G.K Pooling |</text:p>
      <text:p text:style-name="P7">| Machine Learning in Music | John Denver |</text:p>
      <text:p text:style-name="P7">| The Appocalypse <text:s text:c="10"/>| G.K Pooling |</text:p>
      <text:p text:style-name="P7">+---------------------------+-------------+</text:p>
      <text:p text:style-name="P7">4 rows in set (0.00 sec)</text:p>
      <text:p text:style-name="P7"/>
      <text:p text:style-name="P17"><text:span text:style-name="Default_20_Paragraph_20_Font"><text:span text:style-name="T11">13.</text:span></text:span><text:span text:style-name="Default_20_Paragraph_20_Font"><text:span text:style-name="T13">Display all books published by Mc-Graw Hill publications with cost </text:span></text:span></text:p>
      <text:p text:style-name="P17"><text:span text:style-name="Default_20_Paragraph_20_Font"><text:span text:style-name="T13">less than 1000</text:span></text:span></text:p>
      <text:p text:style-name="P12"/>
      <text:p text:style-name="P7">mysql&gt; select b_name,b_cost,b_pub from books where b_cost&lt;125 and b_pub='Scholastic';</text:p>
      <text:p text:style-name="P7">+-------------------+--------+------------+</text:p>
      <text:p text:style-name="P7">| b_name <text:s text:c="11"/>| b_cost | b_pub <text:s text:c="5"/>|</text:p>
      <text:p text:style-name="P7">+-------------------+--------+------------+</text:p>
      <text:p text:style-name="P7">| Wuthering Heights | <text:s text:c="3"/>120 | Scholastic |</text:p>
      <text:p text:style-name="P7">| Jane Eyre <text:s text:c="8"/>| <text:s text:c="3"/>120 | Scholastic |</text:p>
      <text:p text:style-name="P7">| Two States <text:s text:c="7"/>| <text:s text:c="4"/>50 | Scholastic |</text:p>
      <text:p text:style-name="P7">+-------------------+--------+------------+</text:p>
      <text:p text:style-name="P7">3 rows in set (0.00 sec)</text:p>
      <text:p text:style-name="P15"><text:soft-page-break/></text:p>
      <text:p text:style-name="P7"/>
      <text:p text:style-name="Standard"><text:span text:style-name="Default_20_Paragraph_20_Font"><text:span text:style-name="T10">14.</text:span></text:span><text:span text:style-name="Default_20_Paragraph_20_Font"><text:span text:style-name="T13">Display the books with highest cost. Display Book_id, bookname and cost.</text:span></text:span></text:p>
      <text:p text:style-name="Standard"><text:span text:style-name="Default_20_Paragraph_20_Font"><text:span text:style-name="T13"/></text:span></text:p>
      <text:p text:style-name="P12">mysql&gt; select b_name,b_id,b_cost from books where b_cost =(select max(b_cost) from books);</text:p>
      <text:p text:style-name="P7"/>
      <text:p text:style-name="P7">+---------------------------+------+--------+</text:p>
      <text:p text:style-name="P7">| b_name <text:s text:c="19"/>| b_id | b_cost |</text:p>
      <text:p text:style-name="P7">+---------------------------+------+--------+</text:p>
      <text:p text:style-name="P7">| Machine Learning in Music | 1005 | <text:s text:c="3"/>500 |</text:p>
      <text:p text:style-name="P7">+---------------------------+------+--------+</text:p>
      <text:p text:style-name="P7">1 row in set (0.00 sec)</text:p>
      <text:p text:style-name="Standard"><text:span text:style-name="Default_20_Paragraph_20_Font"><text:span text:style-name="T11">15.</text:span></text:span><text:span text:style-name="Default_20_Paragraph_20_Font"><text:span text:style-name="T13">Display list of books with cost in the range 500 to 1000 (use between clause)</text:span></text:span></text:p>
      <text:p text:style-name="Standard">mysql&gt; select b_name,b_cost from books where b_cost <text:span text:style-name="T16">between <text:s/>20 and 200;</text:span></text:p>
      <text:p text:style-name="Standard">+---------------------+--------+</text:p>
      <text:p text:style-name="Standard">| b_name <text:s text:c="13"/>| b_cost |</text:p>
      <text:p text:style-name="Standard">+---------------------+--------+</text:p>
      <text:p text:style-name="Standard">| Harry Potter Series | <text:s text:c="3"/>125 |</text:p>
      <text:p text:style-name="Standard">| Wuthering Heights <text:s text:c="2"/>| <text:s text:c="3"/>120 |</text:p>
      <text:p text:style-name="Standard">| Jane Eyre <text:s text:c="10"/>| <text:s text:c="3"/>120 |</text:p>
      <text:p text:style-name="Standard">| Two States <text:s text:c="9"/>| <text:s text:c="4"/>50 |</text:p>
      <text:p text:style-name="Standard">| The Appocalypse <text:s text:c="4"/>| <text:s text:c="3"/>180 |</text:p>
      <text:p text:style-name="Standard">| The Appocalypse <text:s text:c="4"/>| <text:s text:c="3"/>180 |</text:p>
      <text:p text:style-name="Standard">+---------------------+--------+</text:p>
      <text:p text:style-name="Standard">6 rows in set (0.00 sec)</text:p>
      <text:p text:style-name="P16"/>
      <text:p text:style-name="Standard"><text:span text:style-name="Default_20_Paragraph_20_Font"><text:span text:style-name="T11">16.</text:span></text:span><text:span text:style-name="Default_20_Paragraph_20_Font"><text:span text:style-name="T13">Display all the authors who have written books with cost greater than 1000.</text:span></text:span></text:p>
      <text:p text:style-name="P7">mysql&gt; select b_auth,b_cost from books where b_cost&gt;200;</text:p>
      <text:p text:style-name="P7">+-------------+--------+</text:p>
      <text:p text:style-name="P7">| b_auth <text:s text:c="5"/>| b_cost |</text:p>
      <text:p text:style-name="P7">+-------------+--------+</text:p>
      <text:p text:style-name="P7">| John Denver | <text:s text:c="3"/>500 |</text:p>
      <text:p text:style-name="P7">+-------------+--------+</text:p>
      <text:p text:style-name="P7">1 row in set (0.00 sec)</text:p>
      <text:p text:style-name="P12"/>
      <text:p text:style-name="P12">17.Display all books in descending order of cost.</text:p>
      <text:p text:style-name="P7">mysql&gt; select b_name ,b_cost from books order by b_cost desc;</text:p>
      <text:p text:style-name="P7">+---------------------------+--------+</text:p>
      <text:p text:style-name="P7"><text:soft-page-break/>| b_name <text:s text:c="19"/>| b_cost |</text:p>
      <text:p text:style-name="P7">+---------------------------+--------+</text:p>
      <text:p text:style-name="P7">| Machine Learning in Music | <text:s text:c="3"/>500 |</text:p>
      <text:p text:style-name="P7">| The Appocalypse <text:s text:c="10"/>| <text:s text:c="3"/>180 |</text:p>
      <text:p text:style-name="P7">| The Appocalypse <text:s text:c="10"/>| <text:s text:c="3"/>180 |</text:p>
      <text:p text:style-name="P7">| Harry Potter Series <text:s text:c="6"/>| <text:s text:c="3"/>125 |</text:p>
      <text:p text:style-name="P7">| Wuthering Heights <text:s text:c="8"/>| <text:s text:c="3"/>120 |</text:p>
      <text:p text:style-name="P7">| Jane Eyre <text:s text:c="16"/>| <text:s text:c="3"/>120 |</text:p>
      <text:p text:style-name="P7">| Two States <text:s text:c="15"/>| <text:s text:c="4"/>50 |</text:p>
      <text:p text:style-name="P7">+---------------------------+--------+</text:p>
      <text:p text:style-name="P7">7 rows in set (0.00 sec)</text:p>
      <text:p text:style-name="P3"/>
      <text:p text:style-name="P3">18. List all books which were published in October 2005.</text:p>
      <text:p text:style-name="P7">mysql&gt; select b_name,DOPub from books where DOPub like '1898-07-%';</text:p>
      <text:p text:style-name="P7">+-----------------+------------+</text:p>
      <text:p text:style-name="P7">| b_name <text:s text:c="9"/>| DOPub <text:s text:c="5"/>|</text:p>
      <text:p text:style-name="P7">+-----------------+------------+</text:p>
      <text:p text:style-name="P7">| The Appocalypse | 1898-07-11 |</text:p>
      <text:p text:style-name="P7">| The Appocalypse | 1898-07-11 |</text:p>
      <text:p text:style-name="P7">+-----------------+------------+</text:p>
      <text:p text:style-name="P7">2 rows in set, 1 warning (0.00 sec)</text:p>
      <text:p text:style-name="P13"/>
      <text:p text:style-name="P14">mysql&gt; select * from books where DOPub like "%-09-%";</text:p>
      <text:p text:style-name="P14">+-----+-------+--------+------------+-------+------------+------+</text:p>
      <text:p text:style-name="P14">| bid | bname | b_auth | bpub <text:s text:c="6"/>| bcost | DOPub <text:s text:c="5"/>| m_id |</text:p>
      <text:p text:style-name="P14">+-----+-------+--------+------------+-------+------------+------+</text:p>
      <text:p text:style-name="P14">| <text:s text:c="2"/>2 | HP2 <text:s text:c="2"/>| JKR <text:s text:c="3"/>| Scholastic | <text:s text:c="2"/>300 | 2009-09-09 | <text:s text:c="3"/>1 |</text:p>
      <text:p text:style-name="P14">| <text:s text:c="2"/>3 | HP3 <text:s text:c="2"/>| JKR <text:s text:c="3"/>| Scholastic | <text:s text:c="2"/>400 | 2012-09-09 | <text:s text:c="3"/>1 |</text:p>
      <text:p text:style-name="P14">+-----+-------+--------+------------+-------+------------+------+</text:p>
      <text:p text:style-name="P14">2 rows in set, 1 warning (0.00 sec)</text:p>
      <text:p text:style-name="P14"/>
      <text:p text:style-name="P14">mysql&gt; select * from books where DOPub like "2012-%";</text:p>
      <text:p text:style-name="P14">+-----+-------+--------+-------------+-------+------------+------+</text:p>
      <text:p text:style-name="P14">| bid | bname | b_auth | bpub <text:s text:c="7"/>| bcost | DOPub <text:s text:c="5"/>| m_id |</text:p>
      <text:p text:style-name="P14">+-----+-------+--------+-------------+-------+------------+------+</text:p>
      <text:p text:style-name="P14">| <text:s text:c="2"/>3 | HP3 <text:s text:c="2"/>| JKR <text:s text:c="3"/>| Scholastic <text:s/>| <text:s text:c="2"/>400 | 2012-09-09 | <text:s text:c="3"/>1 |</text:p>
      <text:p text:style-name="P14">| <text:s text:c="2"/>4 | HP3 <text:s text:c="2"/>| JKR <text:s text:c="3"/>| McGraw Hill | <text:s text:c="2"/>400 | 2012-08-09 | <text:s text:c="3"/>2 |</text:p>
      <text:p text:style-name="P14">| <text:s text:c="2"/>5 | HP3 <text:s text:c="2"/>| JKR <text:s text:c="3"/>| McGraw Hill | <text:s text:c="2"/>400 | 2012-08-09 | <text:s text:c="3"/>3 |</text:p>
      <text:p text:style-name="P14">| <text:s text:c="2"/>6 | HP3 <text:s text:c="2"/>| JKR <text:s text:c="3"/>| McGraw Hill | <text:s text:c="2"/>400 | 2012-08-09 | <text:s text:c="3"/>3 |</text:p>
      <text:p text:style-name="P14">| <text:s text:c="2"/>7 | HP5 <text:s text:c="2"/>| JKR <text:s text:c="3"/>| McGraw Hill | <text:s text:c="2"/>400 | 2012-08-09 | <text:s text:c="3"/>3 |</text:p>
      <text:p text:style-name="P14">| <text:s text:c="2"/>8 | HP5 <text:s text:c="2"/>| JKR <text:s text:c="3"/>| McGraw Hill | <text:s text:c="2"/>400 | 2012-08-09 | <text:s text:c="3"/>4 |</text:p>
      <text:p text:style-name="P14">| <text:s text:c="2"/>9 | HP1 <text:s text:c="2"/>| JKR <text:s text:c="3"/>| McGraw Hill | <text:s text:c="2"/>400 | 2012-08-09 | <text:s text:c="3"/>5 |</text:p>
      <text:p text:style-name="P14"><text:soft-page-break/>+-----+-------+--------+-------------+-------+------------+------+</text:p>
      <text:p text:style-name="P14">7 rows in set, 1 warning (0.00 sec)</text:p>
      <text:p text:style-name="P14"/>
      <text:p text:style-name="P14">mysql&gt; select * from books where DOPub like "2012-09%";</text:p>
      <text:p text:style-name="P14">+-----+-------+--------+------------+-------+------------+------+</text:p>
      <text:p text:style-name="P14">| bid | bname | b_auth | bpub <text:s text:c="6"/>| bcost | DOPub <text:s text:c="5"/>| m_id |</text:p>
      <text:p text:style-name="P14">+-----+-------+--------+------------+-------+------------+------+</text:p>
      <text:p text:style-name="P14">| <text:s text:c="2"/>3 | HP3 <text:s text:c="2"/>| JKR <text:s text:c="3"/>| Scholastic | <text:s text:c="2"/>400 | 2012-09-09 | <text:s text:c="3"/>1 |</text:p>
      <text:p text:style-name="P14">+-----+-------+--------+------------+-------+------------+------+</text:p>
      <text:p text:style-name="P14">1 row in set, 1 warning (0.01 sec)</text:p>
      <text:p text:style-name="P14"/>
      <text:p text:style-name="P14">mysql&gt; </text:p>
      <text:p text:style-name="P5"><text:span text:style-name="Default_20_Paragraph_20_Font"><text:span text:style-name="T3">19. Display the book name , book cost <text:s/>published on the date "1</text:span></text:span><text:span text:style-name="Default_20_Paragraph_20_Font"><text:span text:style-name="T14">st</text:span></text:span><text:span text:style-name="Default_20_Paragraph_20_Font"><text:span text:style-name="T3"> April 2012".</text:span></text:span></text:p>
      <text:p text:style-name="P12"/>
      <text:p text:style-name="P7">mysql&gt; select DOPub from books</text:p>
      <text:p text:style-name="P7"><text:s text:c="4"/>-&gt; ;</text:p>
      <text:p text:style-name="P7">+------------+</text:p>
      <text:p text:style-name="P7">| DOPub <text:s text:c="5"/>|</text:p>
      <text:p text:style-name="P7">+------------+</text:p>
      <text:p text:style-name="P7">| 1990-12-12 |</text:p>
      <text:p text:style-name="P7">| 1990-12-12 |</text:p>
      <text:p text:style-name="P7">| 1908-01-14 |</text:p>
      <text:p text:style-name="P7">| 2000-11-22 |</text:p>
      <text:p text:style-name="P7">| 1898-07-11 |</text:p>
      <text:p text:style-name="P7">| 2005-08-23 |</text:p>
      <text:p text:style-name="P7">| 1898-07-11 |</text:p>
      <text:p text:style-name="P7">+------------+</text:p>
      <text:p text:style-name="P7">7 rows in set (0.00 sec)</text:p>
      <text:p text:style-name="P7"/>
      <text:p text:style-name="P7">mysql&gt; select b_name ,b_cost from books where DOPub="1898-07-11";</text:p>
      <text:p text:style-name="P7">+-----------------+--------+</text:p>
      <text:p text:style-name="P7">| b_name <text:s text:c="9"/>| b_cost |</text:p>
      <text:p text:style-name="P7">+-----------------+--------+</text:p>
      <text:p text:style-name="P7">| The Appocalypse | <text:s text:c="3"/>180 |</text:p>
      <text:p text:style-name="P7">| The Appocalypse | <text:s text:c="3"/>180 |</text:p>
      <text:p text:style-name="P7">+-----------------+--------+</text:p>
      <text:p text:style-name="P7">2 rows in set (0.00 sec)</text:p>
      <text:p text:style-name="P7"/>
      <text:p text:style-name="P12">20. Display the staff table with staff_name in capital letters</text:p>
      <text:p text:style-name="P12"/>
      <text:p text:style-name="P7">mysql&gt; select upper(s_name) from staff;</text:p>
      <text:p text:style-name="P7"><text:soft-page-break/>+---------------+</text:p>
      <text:p text:style-name="P7">| upper(s_name) |</text:p>
      <text:p text:style-name="P7">+---------------+</text:p>
      <text:p text:style-name="P7">| RASIKA <text:s text:c="7"/>|</text:p>
      <text:p text:style-name="P7">| MAKARAND <text:s text:c="5"/>|</text:p>
      <text:p text:style-name="P7">| ASEEM <text:s text:c="8"/>|</text:p>
      <text:p text:style-name="P7">| PARSHWANATH <text:s text:c="2"/>|</text:p>
      <text:p text:style-name="P7">| YASH <text:s text:c="9"/>|</text:p>
      <text:p text:style-name="P7">| MRUDUHASINI <text:s text:c="2"/>|</text:p>
      <text:p text:style-name="P7">+---------------+</text:p>
      <text:p text:style-name="P7">6 rows in set (0.00 sec)</text:p>
      <text:p text:style-name="P7"/>
      <text:p text:style-name="P5"><text:span text:style-name="Default_20_Paragraph_20_Font"><text:span text:style-name="T3">21. Display name of all the female staff from the staff table.</text:span></text:span></text:p>
      <text:p text:style-name="P12"/>
      <text:p text:style-name="P7">mysql&gt; select s_name from staff where s_gen="f";</text:p>
      <text:p text:style-name="P7">+-------------+</text:p>
      <text:p text:style-name="P7">| s_name <text:s text:c="5"/>|</text:p>
      <text:p text:style-name="P7">+-------------+</text:p>
      <text:p text:style-name="P7">| Rasika <text:s text:c="5"/>|</text:p>
      <text:p text:style-name="P7">| Mruduhasini |</text:p>
      <text:p text:style-name="P7">+-------------+</text:p>
      <text:p text:style-name="P7">2 rows in set (0.00 sec)</text:p>
      <text:p text:style-name="P7"/>
      <text:p text:style-name="P5"><text:span text:style-name="Default_20_Paragraph_20_Font"><text:span text:style-name="T3">22.</text:span></text:span><text:span text:style-name="Default_20_Paragraph_20_Font"><text:span text:style-name="T5"> Display the Average, minimum and maximum cost of books</text:span></text:span></text:p>
      <text:p text:style-name="P12"/>
      <text:p text:style-name="P7">mysql&gt; select avg(b_cost),max(b_cost),min(b_cost) from books;</text:p>
      <text:p text:style-name="P7">+-------------+-------------+-------------+</text:p>
      <text:p text:style-name="P7">| avg(b_cost) | max(b_cost) | min(b_cost) |</text:p>
      <text:p text:style-name="P7">+-------------+-------------+-------------+</text:p>
      <text:p text:style-name="P7">| <text:s text:c="3"/>182.1429 | <text:s text:c="8"/>500 | <text:s text:c="9"/>50 |</text:p>
      <text:p text:style-name="P7">+-------------+-------------+-------------+</text:p>
      <text:p text:style-name="P7">1 row in set (0.00 sec)</text:p>
      <text:p text:style-name="P7"/>
      <text:p text:style-name="P5"><text:span text:style-name="Default_20_Paragraph_20_Font"><text:span text:style-name="T3">23.</text:span></text:span><text:span text:style-name="Default_20_Paragraph_20_Font"><text:span text:style-name="T5"> Display the average price of books which is belonging to ‘JAVA’ </text:span></text:span></text:p>
      <text:p text:style-name="P12"/>
      <text:p text:style-name="P7"/>
      <text:p text:style-name="P7">mysql&gt; select avg(b_cost) from books where b_pub="Scholastic";</text:p>
      <text:p text:style-name="P7">+-------------+</text:p>
      <text:p text:style-name="P7">| avg(b_cost) |</text:p>
      <text:p text:style-name="P7">+-------------+</text:p>
      <text:p text:style-name="P7">| <text:s text:c="3"/>103.7500 |</text:p>
      <text:p text:style-name="P7">+-------------+</text:p>
      <text:p text:style-name="P7"><text:soft-page-break/>1 row in set (0.00 sec)</text:p>
      <text:p text:style-name="P7"/>
      <text:p text:style-name="P5"><text:span text:style-name="Default_20_Paragraph_20_Font"><text:span text:style-name="T3">24.</text:span></text:span><text:span text:style-name="Default_20_Paragraph_20_Font"><text:span text:style-name="T5"> Display the book with maximum cost.</text:span></text:span></text:p>
      <text:p text:style-name="P12"/>
      <text:p text:style-name="P7">mysql&gt; select max(b_cost) from books;</text:p>
      <text:p text:style-name="P7">+-------------+</text:p>
      <text:p text:style-name="P7">| max(b_cost) |</text:p>
      <text:p text:style-name="P7">+-------------+</text:p>
      <text:p text:style-name="P7">| <text:s text:c="8"/>500 |</text:p>
      <text:p text:style-name="P7">+-------------+</text:p>
      <text:p text:style-name="P7">1 row in set (0.00 sec)</text:p>
      <text:p text:style-name="P7"/>
      <text:p text:style-name="P5"><text:span text:style-name="Default_20_Paragraph_20_Font"><text:span text:style-name="T3">25.</text:span></text:span><text:span text:style-name="Default_20_Paragraph_20_Font"><text:span text:style-name="T5"> Count the no. Of books in library which are having cost less than 1000</text:span></text:span></text:p>
      <text:p text:style-name="P12"/>
      <text:p text:style-name="P7">mysql&gt; select count(b_name) from books where b_cost&gt;120;</text:p>
      <text:p text:style-name="P7">+---------------+</text:p>
      <text:p text:style-name="P7">| count(b_name) |</text:p>
      <text:p text:style-name="P7">+---------------+</text:p>
      <text:p text:style-name="P7">| <text:s text:c="12"/>4 |</text:p>
      <text:p text:style-name="P7">+---------------+</text:p>
      <text:p text:style-name="P7">1 row in set (0.00 sec)</text:p>
      <text:p text:style-name="P7"/>
      <text:p text:style-name="P5"><text:span text:style-name="Default_20_Paragraph_20_Font"><text:span text:style-name="T3">26.</text:span></text:span><text:span text:style-name="Default_20_Paragraph_20_Font"><text:span text:style-name="T5"> Display the names of members in uppercase. </text:span></text:span></text:p>
      <text:p text:style-name="P12"/>
      <text:p text:style-name="P7">mysql&gt; select upper(m_name) from members;</text:p>
      <text:p text:style-name="P7">+---------------+</text:p>
      <text:p text:style-name="P7">| upper(m_name) |</text:p>
      <text:p text:style-name="P7">+---------------+</text:p>
      <text:p text:style-name="P7">| TANISHA <text:s text:c="6"/>|</text:p>
      <text:p text:style-name="P7">| ASMITA <text:s text:c="7"/>|</text:p>
      <text:p text:style-name="P7">| POOJA <text:s text:c="8"/>|</text:p>
      <text:p text:style-name="P7">| SHIVANI <text:s text:c="6"/>|</text:p>
      <text:p text:style-name="P7">| SHUBHANGI <text:s text:c="4"/>|</text:p>
      <text:p text:style-name="P7">| TRUPTI <text:s text:c="7"/>|</text:p>
      <text:p text:style-name="P7">| RATHI <text:s text:c="8"/>|</text:p>
      <text:p text:style-name="P7">| RAJAN <text:s text:c="8"/>|</text:p>
      <text:p text:style-name="P7">+---------------+</text:p>
      <text:p text:style-name="P7">8 rows in set (0.00 sec)</text:p>
      <text:p text:style-name="P7"/>
      <text:p text:style-name="P5"><text:span text:style-name="Default_20_Paragraph_20_Font"><text:span text:style-name="T3">27.</text:span></text:span><text:span text:style-name="Default_20_Paragraph_20_Font"><text:span text:style-name="T5"> Display the cost of books when incremented by 5% for cost&lt;500. </text:span></text:span></text:p>
      <text:p text:style-name="P7">mysql&gt; select b_cost+0.05*b_cost from books where b_cost&gt;125;</text:p>
      <text:p text:style-name="P7">+--------------------+</text:p>
      <text:p text:style-name="P7"><text:soft-page-break/>| b_cost+0.05*b_cost |</text:p>
      <text:p text:style-name="P7">+--------------------+</text:p>
      <text:p text:style-name="P7">| <text:s text:c="12"/>189.00 |</text:p>
      <text:p text:style-name="P7">| <text:s text:c="12"/>525.00 |</text:p>
      <text:p text:style-name="P7">| <text:s text:c="12"/>189.00 |</text:p>
      <text:p text:style-name="P7">+--------------------+</text:p>
      <text:p text:style-name="P7">3 rows in set (0.00 sec)</text:p>
      <text:p text:style-name="P7"/>
      <text:p text:style-name="P5"><text:span text:style-name="Default_20_Paragraph_20_Font"><text:span text:style-name="T3">28. Display all members whose names begin with letter from A to K.</text:span></text:span></text:p>
      <text:p text:style-name="P12"/>
      <text:p text:style-name="P7">mysql&gt; select m_name from members where m_name like '^[A-S]';</text:p>
      <text:p text:style-name="P7">+-----------+</text:p>
      <text:p text:style-name="P7">| m_name <text:s text:c="3"/>|</text:p>
      <text:p text:style-name="P7">+-----------+</text:p>
      <text:p text:style-name="P7">| Asmita <text:s text:c="3"/>|</text:p>
      <text:p text:style-name="P7">| Pooja <text:s text:c="4"/>|</text:p>
      <text:p text:style-name="P7">| Shivani <text:s text:c="2"/>|</text:p>
      <text:p text:style-name="P7">| Shubhangi |</text:p>
      <text:p text:style-name="P7">| Rathi <text:s text:c="4"/>|</text:p>
      <text:p text:style-name="P7">| Rajan <text:s text:c="4"/>|</text:p>
      <text:p text:style-name="P7">+-----------+</text:p>
      <text:p text:style-name="P7">6 rows in set (0.00 sec)</text:p>
      <text:p text:style-name="P7"/>
      <text:p text:style-name="P7">mysql&gt; select m_name from members where m_name <text:span text:style-name="T16">between</text:span> 'A%' <text:span text:style-name="T16">and</text:span> 'S%';</text:p>
      <text:p text:style-name="P7">+--------+</text:p>
      <text:p text:style-name="P7">| m_name |</text:p>
      <text:p text:style-name="P7">+--------+</text:p>
      <text:p text:style-name="P7">| Asmita |</text:p>
      <text:p text:style-name="P7">| Pooja <text:s/>|</text:p>
      <text:p text:style-name="P7">| Rathi <text:s/>|</text:p>
      <text:p text:style-name="P7">| Rajan <text:s/>|</text:p>
      <text:p text:style-name="P7">+--------+</text:p>
      <text:p text:style-name="P7">4 rows in set (0.00 sec)</text:p>
      <text:p text:style-name="P7"/>
      <text:p text:style-name="P7"/>
      <text:p text:style-name="P5"><text:span text:style-name="Default_20_Paragraph_20_Font"><text:span text:style-name="T3">29.</text:span></text:span><text:span text:style-name="Default_20_Paragraph_20_Font"><text:span text:style-name="T5"> Display all members whose name starts with M.</text:span></text:span></text:p>
      <text:p text:style-name="P12"/>
      <text:p text:style-name="P7">mysql&gt; select m_name from members where m_name like 'A%';</text:p>
      <text:p text:style-name="P7">+--------+</text:p>
      <text:p text:style-name="P7">| m_name |</text:p>
      <text:p text:style-name="P7">+--------+</text:p>
      <text:p text:style-name="P7">| Asmita |</text:p>
      <text:p text:style-name="P7"><text:soft-page-break/>+--------+</text:p>
      <text:p text:style-name="P7">1 row in set (0.00 sec)</text:p>
      <text:p text:style-name="P7"/>
      <text:p text:style-name="P5"><text:span text:style-name="Default_20_Paragraph_20_Font"><text:span text:style-name="T3">30.</text:span></text:span><text:span text:style-name="Default_20_Paragraph_20_Font"><text:span text:style-name="T5"> Display all members whose name ends with R.</text:span></text:span></text:p>
      <text:p text:style-name="P12"/>
      <text:p text:style-name="P7">mysql&gt; select m_name from members where m_name like '%A';</text:p>
      <text:p text:style-name="P7">+---------+</text:p>
      <text:p text:style-name="P7">| m_name <text:s/>|</text:p>
      <text:p text:style-name="P7">+---------+</text:p>
      <text:p text:style-name="P7">| Tanisha |</text:p>
      <text:p text:style-name="P7">| Asmita <text:s/>|</text:p>
      <text:p text:style-name="P7">| Pooja <text:s text:c="2"/>|</text:p>
      <text:p text:style-name="P7">+---------+</text:p>
      <text:p text:style-name="P7">3 rows in set (0.00 sec)</text:p>
      <text:p text:style-name="P7"/>
      <text:p text:style-name="Standard"><text:span text:style-name="Default_20_Paragraph_20_Font"><text:span text:style-name="T3">31. </text:span></text:span><text:span text:style-name="Default_20_Paragraph_20_Font"><text:span text:style-name="T5">Display all members whose name has i as 2nd character. </text:span></text:span><text:span text:style-name="Default_20_Paragraph_20_Font"><text:span text:style-name="T15">.</text:span></text:span></text:p>
      <text:p text:style-name="P12"/>
      <text:p text:style-name="P7">mysql&gt; select m_name from members where m_name like '_A%';</text:p>
      <text:p text:style-name="P7">+---------+</text:p>
      <text:p text:style-name="P7">| m_name <text:s/>|</text:p>
      <text:p text:style-name="P7">+---------+</text:p>
      <text:p text:style-name="P7">| Tanisha |</text:p>
      <text:p text:style-name="P7">| Rathi <text:s text:c="2"/>|</text:p>
      <text:p text:style-name="P7">| Rajan <text:s text:c="2"/>|</text:p>
      <text:p text:style-name="P7">+---------+</text:p>
      <text:p text:style-name="P7">3 rows in set (0.00 sec)</text:p>
      <text:p text:style-name="P7"/>
      <text:p text:style-name="P10">mysql&gt; select m_name from members where m_name like "_a%"</text:p>
      <text:p text:style-name="P10"><text:s text:c="4"/>-&gt; ;</text:p>
      <text:p text:style-name="P10">+--------+</text:p>
      <text:p text:style-name="P10">| m_name |</text:p>
      <text:p text:style-name="P10">+--------+</text:p>
      <text:p text:style-name="P10">| Bahu <text:s text:c="2"/>|</text:p>
      <text:p text:style-name="P10">| Jan <text:s text:c="3"/>|</text:p>
      <text:p text:style-name="P10">| Parsh <text:s/>|</text:p>
      <text:p text:style-name="P10">| Tan <text:s text:c="3"/>|</text:p>
      <text:p text:style-name="P10">| Yash <text:s text:c="2"/>|</text:p>
      <text:p text:style-name="P10">+--------+</text:p>
      <text:p text:style-name="P10">5 rows in set (0.00 sec)</text:p>
      <text:p text:style-name="P10"/>
      <text:p text:style-name="P10">mysql&gt; select m_name from members;</text:p>
      <text:p text:style-name="P10">+--------+</text:p>
      <text:p text:style-name="P10"><text:soft-page-break/>| m_name |</text:p>
      <text:p text:style-name="P10">+--------+</text:p>
      <text:p text:style-name="P10">| Aseem <text:s/>|</text:p>
      <text:p text:style-name="P10">| Bahu <text:s text:c="2"/>|</text:p>
      <text:p text:style-name="P10">| Jan <text:s text:c="3"/>|</text:p>
      <text:p text:style-name="P10">| Parsh <text:s/>|</text:p>
      <text:p text:style-name="P10">| Shreya |</text:p>
      <text:p text:style-name="P10">| Tan <text:s text:c="3"/>|</text:p>
      <text:p text:style-name="P10">| Yash <text:s text:c="2"/>|</text:p>
      <text:p text:style-name="P10">+--------+</text:p>
      <text:p text:style-name="P10">7 rows in set (0.00 sec)</text:p>
      <text:p text:style-name="P7"/>
      <text:p text:style-name="P3">32. Show the different types of cities from staff addresses by eliminating the repeated one.</text:p>
      <text:p text:style-name="P10">mysql&gt; select * from members;</text:p>
      <text:p text:style-name="P10">+------+--------+--------+-----------+------+</text:p>
      <text:p text:style-name="P10">| m_id | m_name | m_add <text:s/>| phno <text:s text:c="5"/>| age <text:s/>|</text:p>
      <text:p text:style-name="P10">+------+--------+--------+-----------+------+</text:p>
      <text:p text:style-name="P10">| <text:s text:c="3"/>1 | Tan <text:s text:c="3"/>| Pune <text:s text:c="2"/>| <text:s text:c="4"/>90231 | <text:s text:c="2"/>13 |</text:p>
      <text:p text:style-name="P10">| <text:s text:c="3"/>2 | Jan <text:s text:c="3"/>| Nagpur | <text:s text:c="4"/>89830 | <text:s text:c="2"/>13 |</text:p>
      <text:p text:style-name="P10">| <text:s text:c="3"/>3 | Aseem <text:s/>| Mumbai | <text:s text:c="2"/>8229830 | <text:s text:c="2"/>12 |</text:p>
      <text:p text:style-name="P10">| <text:s text:c="3"/>4 | Parsh <text:s/>| Pune <text:s text:c="2"/>| <text:s/>82227930 | <text:s text:c="2"/>12 |</text:p>
      <text:p text:style-name="P10">| <text:s text:c="3"/>5 | Bahu <text:s text:c="2"/>| Orissa | <text:s text:c="2"/>9881223 | <text:s text:c="2"/>15 |</text:p>
      <text:p text:style-name="P10">| <text:s text:c="3"/>6 | Yash <text:s text:c="2"/>| Pune <text:s text:c="2"/>| 332189830 | <text:s text:c="2"/>13 |</text:p>
      <text:p text:style-name="P10">| <text:s text:c="3"/>7 | Shreya | Orissa | <text:s text:c="2"/>3323020 | <text:s text:c="2"/>17 |</text:p>
      <text:p text:style-name="P10">+------+--------+--------+-----------+------+</text:p>
      <text:p text:style-name="P10">7 rows in set (0.00 sec)</text:p>
      <text:p text:style-name="P10"/>
      <text:p text:style-name="P10">mysql&gt; select distinct(m_add) from members group by m_add;</text:p>
      <text:p text:style-name="P10">+--------+</text:p>
      <text:p text:style-name="P10">| m_add <text:s/>|</text:p>
      <text:p text:style-name="P10">+--------+</text:p>
      <text:p text:style-name="P10">| Mumbai |</text:p>
      <text:p text:style-name="P10">| Nagpur |</text:p>
      <text:p text:style-name="P10">| Orissa |</text:p>
      <text:p text:style-name="P10">| Pune <text:s text:c="2"/>|</text:p>
      <text:p text:style-name="P10">+--------+</text:p>
      <text:p text:style-name="P10">4 rows in set (0.00 sec)</text:p>
      <text:p text:style-name="P10"/>
      <text:p text:style-name="P7">mysql&gt; select s_add from staff group by (s_add);</text:p>
      <text:p text:style-name="P7">+----------------------+</text:p>
      <text:p text:style-name="P7">| s_add <text:s text:c="15"/>|</text:p>
      <text:p text:style-name="P7"><text:soft-page-break/>+----------------------+</text:p>
      <text:p text:style-name="P7">| Shaniwar Peth,Pune <text:s text:c="2"/>|</text:p>
      <text:p text:style-name="P7">| Shivaji Nagar,Pune <text:s text:c="2"/>|</text:p>
      <text:p text:style-name="P7">| Sus Road,Pashan,Pune |</text:p>
      <text:p text:style-name="P7">| Varje,Pune <text:s text:c="10"/>|</text:p>
      <text:p text:style-name="P7">| Viman Nagar,Pune <text:s text:c="4"/>|</text:p>
      <text:p text:style-name="P7">+----------------------+</text:p>
      <text:p text:style-name="P7">5 rows in set (0.01 sec)</text:p>
      <text:p text:style-name="P7"/>
      <text:p text:style-name="P7">mysql&gt; select s_add from staff;</text:p>
      <text:p text:style-name="P7">+----------------------+</text:p>
      <text:p text:style-name="P7">| s_add <text:s text:c="15"/>|</text:p>
      <text:p text:style-name="P7">+----------------------+</text:p>
      <text:p text:style-name="P7">| Viman Nagar,Pune <text:s text:c="4"/>|</text:p>
      <text:p text:style-name="P7">| Viman Nagar,Pune <text:s text:c="4"/>|</text:p>
      <text:p text:style-name="P7">| Sus Road,Pashan,Pune |</text:p>
      <text:p text:style-name="P7">| Shivaji Nagar,Pune <text:s text:c="2"/>|</text:p>
      <text:p text:style-name="P7">| Varje,Pune <text:s text:c="10"/>|</text:p>
      <text:p text:style-name="P7">| Shaniwar Peth,Pune <text:s text:c="2"/>|</text:p>
      <text:p text:style-name="P7">+----------------------+</text:p>
      <text:p text:style-name="P7">6 rows in set (0.00 sec)</text:p>
      <text:p text:style-name="P7"/>
      <text:p text:style-name="P5"><text:span text:style-name="Default_20_Paragraph_20_Font"><text:span text:style-name="T3">33. Display the Dopub from Books table in different formats.</text:span></text:span></text:p>
      <text:p text:style-name="P5"><text:span text:style-name="Default_20_Paragraph_20_Font"><text:span text:style-name="T4"/></text:span></text:p>
      <text:p text:style-name="P7">mysql&gt; select <text:span text:style-name="T16">Date_Format(DOPub,"%y %m %d") as YMD</text:span>, Date_Format(DOPub,"%d %m %y") as DMY ,Date_Format(DOPub,"%m %y %d") as MYD from books;</text:p>
      <text:p text:style-name="P7">+----------+----------+----------+</text:p>
      <text:p text:style-name="P7">| YMD <text:s text:c="5"/>| DMY <text:s text:c="5"/>| MYD <text:s text:c="5"/>|</text:p>
      <text:p text:style-name="P7">+----------+----------+----------+</text:p>
      <text:p text:style-name="P7">| 90 12 12 | 12 12 90 | 12 90 12 |</text:p>
      <text:p text:style-name="P7">| 90 12 12 | 12 12 90 | 12 90 12 |</text:p>
      <text:p text:style-name="P7">| 08 01 14 | 14 01 08 | 01 08 14 |</text:p>
      <text:p text:style-name="P7">| 00 11 22 | 22 11 00 | 11 00 22 |</text:p>
      <text:p text:style-name="P7">| 98 07 11 | 11 07 98 | 07 98 11 |</text:p>
      <text:p text:style-name="P7">| 05 08 23 | 23 08 05 | 08 05 23 |</text:p>
      <text:p text:style-name="P7">| 98 07 11 | 11 07 98 | 07 98 11 |</text:p>
      <text:p text:style-name="P7">+----------+----------+----------+</text:p>
      <text:p text:style-name="P7">7 rows in set (0.00 sec)</text:p>
      <text:p text:style-name="P7"/>
      <text:p text:style-name="Standard"><text:span text:style-name="Default_20_Paragraph_20_Font"><text:span text:style-name="T3">34. </text:span></text:span><text:span text:style-name="Default_20_Paragraph_20_Font"><text:span text:style-name="T8">Display all the books issued by member 171 and 231 (use union)</text:span></text:span></text:p>
      <text:p text:style-name="P12"/>
      <text:p text:style-name="P7"><text:soft-page-break/>mysql&gt; select b_name from books where m_id=1<text:span text:style-name="T16"> union </text:span>select b_name from books where m_id=3;</text:p>
      <text:p text:style-name="P7">+---------------------+</text:p>
      <text:p text:style-name="P7">| b_name <text:s text:c="13"/>|</text:p>
      <text:p text:style-name="P7">+---------------------+</text:p>
      <text:p text:style-name="P7">| Harry Potter Series |</text:p>
      <text:p text:style-name="P7">| The Appocalypse <text:s text:c="4"/>|</text:p>
      <text:p text:style-name="P7">+---------------------+</text:p>
      <text:p text:style-name="P7">2 rows in set (0.00 sec)</text:p>
      <text:p text:style-name="P7"/>
      <text:p text:style-name="P9">mysql&gt; select bname,m_id from books where books.m_id=1 union select bname,m_id from books where books.m_id=2;</text:p>
      <text:p text:style-name="P9">+-------+------+</text:p>
      <text:p text:style-name="P9">| bname | m_id |</text:p>
      <text:p text:style-name="P9">+-------+------+</text:p>
      <text:p text:style-name="P9">| HP <text:s text:c="3"/>| <text:s text:c="3"/>1 |</text:p>
      <text:p text:style-name="P9">| HP2 <text:s text:c="2"/>| <text:s text:c="3"/>1 |</text:p>
      <text:p text:style-name="P9">| HP3 <text:s text:c="2"/>| <text:s text:c="3"/>1 |</text:p>
      <text:p text:style-name="P9">| HP3 <text:s text:c="2"/>| <text:s text:c="3"/>2 |</text:p>
      <text:p text:style-name="P9">+-------+------+</text:p>
      <text:p text:style-name="P9">4 rows in set (0.00 sec)</text:p>
      <text:p text:style-name="P9"/>
      <text:p text:style-name="P6"><text:span text:style-name="Default_20_Paragraph_20_Font"><text:span text:style-name="T3">35.</text:span></text:span><text:span text:style-name="Default_20_Paragraph_20_Font"><text:span text:style-name="T8"> Display count of the members citiwise (groupby)</text:span></text:span></text:p>
      <text:p text:style-name="P12"/>
      <text:p text:style-name="P7">mysql&gt; select m_add,count(m_name) from members group by m_add;</text:p>
      <text:p text:style-name="P7">+----------------------+---------------+</text:p>
      <text:p text:style-name="P7">| m_add <text:s text:c="15"/>| count(m_name) |</text:p>
      <text:p text:style-name="P7">+----------------------+---------------+</text:p>
      <text:p text:style-name="P7">| Delhi <text:s text:c="15"/>| <text:s text:c="12"/>2 |</text:p>
      <text:p text:style-name="P7">| Kothrud, Pune <text:s text:c="7"/>| <text:s text:c="12"/>2 |</text:p>
      <text:p text:style-name="P7">| NCL Road,Pune <text:s text:c="7"/>| <text:s text:c="12"/>1 |</text:p>
      <text:p text:style-name="P7">| Pashan,Sus Road,Pune | <text:s text:c="12"/>2 |</text:p>
      <text:p text:style-name="P7">| Sinhagad Road,Pune <text:s text:c="2"/>| <text:s text:c="12"/>1 |</text:p>
      <text:p text:style-name="P7">+----------------------+---------------+</text:p>
      <text:p text:style-name="P7">5 rows in set (0.00 sec)</text:p>
      <text:p text:style-name="P7"/>
      <text:p text:style-name="P5"><text:span text:style-name="Default_20_Paragraph_20_Font"><text:span text:style-name="T3">36.</text:span></text:span><text:span text:style-name="Default_20_Paragraph_20_Font"><text:span text:style-name="T8"> find sum of bookcost according to the publications (groupby)</text:span></text:span></text:p>
      <text:p text:style-name="P12"/>
      <text:p text:style-name="P8">mysql&gt; select sum(bcost),bpub from books group by bpub;</text:p>
      <text:p text:style-name="P8">+------------+-------------+</text:p>
      <text:p text:style-name="P8">| sum(bcost) | bpub <text:s text:c="7"/>|</text:p>
      <text:p text:style-name="P8">+------------+-------------+</text:p>
      <text:p text:style-name="P8"><text:soft-page-break/>| <text:s text:c="6"/>2800 | McGraw Hill |</text:p>
      <text:p text:style-name="P8">| <text:s text:c="6"/>1200 | Scholastic <text:s/>|</text:p>
      <text:p text:style-name="P8">+------------+-------------+</text:p>
      <text:p text:style-name="P8">2 rows in set (0.00 sec)</text:p>
      <text:p text:style-name="P8"/>
      <text:p text:style-name="P8">mysql&gt; select * from books;</text:p>
      <text:p text:style-name="P8">+-----+-------+--------+-------------+-------+------------+------+</text:p>
      <text:p text:style-name="P8">| bid | bname | b_auth | bpub <text:s text:c="7"/>| bcost | DOPub <text:s text:c="5"/>| m_id |</text:p>
      <text:p text:style-name="P8">+-----+-------+--------+-------------+-------+------------+------+</text:p>
      <text:p text:style-name="P8">| <text:s text:c="2"/>1 | HP <text:s text:c="3"/>| JKR <text:s text:c="3"/>| Scholastic <text:s/>| <text:s text:c="2"/>500 | 2010-10-10 | <text:s text:c="3"/>1 |</text:p>
      <text:p text:style-name="P8">| <text:s text:c="2"/>2 | HP2 <text:s text:c="2"/>| JKR <text:s text:c="3"/>| Scholastic <text:s/>| <text:s text:c="2"/>300 | 2009-09-09 | <text:s text:c="3"/>1 |</text:p>
      <text:p text:style-name="P8">| <text:s text:c="2"/>3 | HP3 <text:s text:c="2"/>| JKR <text:s text:c="3"/>| Scholastic <text:s/>| <text:s text:c="2"/>400 | 2012-09-09 | <text:s text:c="3"/>1 |</text:p>
      <text:p text:style-name="P8">| <text:s text:c="2"/>4 | HP3 <text:s text:c="2"/>| JKR <text:s text:c="3"/>| McGraw Hill | <text:s text:c="2"/>400 | 2012-08-09 | <text:s text:c="3"/>2 |</text:p>
      <text:p text:style-name="P8">| <text:s text:c="2"/>5 | HP3 <text:s text:c="2"/>| JKR <text:s text:c="3"/>| McGraw Hill | <text:s text:c="2"/>400 | 2012-08-09 | <text:s text:c="3"/>3 |</text:p>
      <text:p text:style-name="P8">| <text:s text:c="2"/>6 | HP3 <text:s text:c="2"/>| JKR <text:s text:c="3"/>| McGraw Hill | <text:s text:c="2"/>400 | 2012-08-09 | <text:s text:c="3"/>3 |</text:p>
      <text:p text:style-name="P8">| <text:s text:c="2"/>7 | HP5 <text:s text:c="2"/>| JKR <text:s text:c="3"/>| McGraw Hill | <text:s text:c="2"/>400 | 2012-08-09 | <text:s text:c="3"/>3 |</text:p>
      <text:p text:style-name="P8">| <text:s text:c="2"/>8 | HP5 <text:s text:c="2"/>| JKR <text:s text:c="3"/>| McGraw Hill | <text:s text:c="2"/>400 | 2012-08-09 | <text:s text:c="3"/>4 |</text:p>
      <text:p text:style-name="P8">| <text:s text:c="2"/>9 | HP1 <text:s text:c="2"/>| JKR <text:s text:c="3"/>| McGraw Hill | <text:s text:c="2"/>400 | 2012-08-09 | <text:s text:c="3"/>5 |</text:p>
      <text:p text:style-name="P8">| <text:s/>10 | HP1 <text:s text:c="2"/>| JKR <text:s text:c="3"/>| McGraw Hill | <text:s text:c="2"/>400 | 2002-08-09 | <text:s text:c="3"/>5 |</text:p>
      <text:p text:style-name="P8">+-----+-------+--------+-------------+-------+------------+------+</text:p>
      <text:p text:style-name="P8">10 rows in set (0.01 sec)</text:p>
      <text:p text:style-name="P8"/>
      <text:p text:style-name="P5"><text:span text:style-name="Default_20_Paragraph_20_Font"><text:span text:style-name="T3">37.</text:span></text:span><text:span text:style-name="Default_20_Paragraph_20_Font"><text:span text:style-name="T8"> Display all the members age wise with age more than 20 (groupby)</text:span></text:span></text:p>
      <text:p text:style-name="P25"/>
      <text:p text:style-name="P24">mysql&gt; select distinct(age),count(*) from members group by age;</text:p>
      <text:p text:style-name="P24">+------+----------+</text:p>
      <text:p text:style-name="P24">| age <text:s/>| count(*) |</text:p>
      <text:p text:style-name="P24">+------+----------+</text:p>
      <text:p text:style-name="P24">| <text:s text:c="2"/>12 | <text:s text:c="7"/>2 |</text:p>
      <text:p text:style-name="P24">| <text:s text:c="2"/>13 | <text:s text:c="7"/>2 |</text:p>
      <text:p text:style-name="P24">| <text:s text:c="2"/>15 | <text:s text:c="7"/>1 |</text:p>
      <text:p text:style-name="P24">| <text:s text:c="2"/>17 | <text:s text:c="7"/>1 |</text:p>
      <text:p text:style-name="P24">+------+----------+</text:p>
      <text:p text:style-name="P24">4 rows in set (0.00 sec)</text:p>
      <text:p text:style-name="P24"/>
      <text:p text:style-name="P24">mysql&gt; select distinct(age),count(*) from members <text:span text:style-name="T16">group by age having age&gt;13;</text:span></text:p>
      <text:p text:style-name="P24">+------+----------+</text:p>
      <text:p text:style-name="P24">| age <text:s/>| count(*) |</text:p>
      <text:p text:style-name="P24">+------+----------+</text:p>
      <text:p text:style-name="P24">| <text:s text:c="2"/>15 | <text:s text:c="7"/>1 |</text:p>
      <text:p text:style-name="P24">| <text:s text:c="2"/>17 | <text:s text:c="7"/>1 |</text:p>
      <text:p text:style-name="P24">+------+----------+</text:p>
      <text:p text:style-name="P24"><text:soft-page-break/>2 rows in set (0.00 sec)</text:p>
      <text:p text:style-name="P5"><text:span text:style-name="Default_20_Paragraph_20_Font"><text:span text:style-name="T3">38.</text:span></text:span><text:span text:style-name="Default_20_Paragraph_20_Font"><text:span text:style-name="T8"> Display only first 3 records of the members table (limit)</text:span></text:span></text:p>
      <text:p text:style-name="P7"/>
      <text:p text:style-name="P7">mysql&gt; select * from members limit 3;</text:p>
      <text:p text:style-name="P7">+------+---------+----------------------+------+</text:p>
      <text:p text:style-name="P7">| m_id | m_name <text:s/>| m_add <text:s text:c="15"/>| m_ph |</text:p>
      <text:p text:style-name="P7">+------+---------+----------------------+------+</text:p>
      <text:p text:style-name="P7">| <text:s text:c="3"/>1 | Tanisha | Pashan,Sus Road,Pune | <text:s text:c="2"/>11 |</text:p>
      <text:p text:style-name="P7">| <text:s text:c="3"/>2 | Asmita <text:s/>| Delhi <text:s text:c="15"/>| <text:s/>112 |</text:p>
      <text:p text:style-name="P7">| <text:s text:c="3"/>3 | Pooja <text:s text:c="2"/>| Delhi <text:s text:c="15"/>| <text:s/>111 |</text:p>
      <text:p text:style-name="P7">+------+---------+----------------------+------+</text:p>
      <text:p text:style-name="P7">3 rows in set (0.00 sec)</text:p>
      <text:p text:style-name="P7"/>
      <text:p text:style-name="P5"><text:span text:style-name="Default_20_Paragraph_20_Font"><text:span text:style-name="T3">39.</text:span></text:span><text:span text:style-name="Default_20_Paragraph_20_Font"><text:span text:style-name="T8"> Display 5 records from books table starting from record 2 (limit)</text:span></text:span></text:p>
      <text:p text:style-name="P12"/>
      <text:p text:style-name="P7">mysql&gt; select b_name from books;</text:p>
      <text:p text:style-name="P7">+---------------------------+</text:p>
      <text:p text:style-name="P7">| b_name <text:s text:c="19"/>|</text:p>
      <text:p text:style-name="P7">+---------------------------+</text:p>
      <text:p text:style-name="P7">| Harry Potter Series <text:s text:c="6"/>|</text:p>
      <text:p text:style-name="P7">| Wuthering Heights <text:s text:c="8"/>|</text:p>
      <text:p text:style-name="P7">| Jane Eyre <text:s text:c="16"/>|</text:p>
      <text:p text:style-name="P7">| Two States <text:s text:c="15"/>|</text:p>
      <text:p text:style-name="P7">| The Appocalypse <text:s text:c="10"/>|</text:p>
      <text:p text:style-name="P7">| Machine Learning in Music |</text:p>
      <text:p text:style-name="P7">| The Appocalypse <text:s text:c="10"/>|</text:p>
      <text:p text:style-name="P7">+---------------------------+</text:p>
      <text:p text:style-name="P7">7 rows in set (0.00 sec)</text:p>
      <text:p text:style-name="P7"/>
      <text:p text:style-name="P12">mysql&gt; select b_name from books limit 3,5;</text:p>
      <text:p text:style-name="P7">+---------------------------+</text:p>
      <text:p text:style-name="P7">| b_name <text:s text:c="19"/>|</text:p>
      <text:p text:style-name="P7">+---------------------------+</text:p>
      <text:p text:style-name="P7">| Two States <text:s text:c="15"/>|</text:p>
      <text:p text:style-name="P7">| The Appocalypse <text:s text:c="10"/>|</text:p>
      <text:p text:style-name="P7">| Machine Learning in Music |</text:p>
      <text:p text:style-name="P7">| The Appocalypse <text:s text:c="10"/>|</text:p>
      <text:p text:style-name="P7">+---------------------------+</text:p>
      <text:p text:style-name="P7">4 rows in set (0.00 sec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Comfortaa" svg:font-family="Comfortaa" style:font-family-generic="system" style:font-pitch="variable"/>
    <style:font-face style:name="Lohit Devanagari" svg:font-family="'Lohit Devanagari'" style:font-family-generic="system" style:font-pitch="variable"/>
    <style:font-face style:name="Overpass1" svg:font-family="Overpass" style:font-family-generic="system" style:font-pitch="variable"/>
    <style:font-face style:name="Overpass" svg:font-family="Overpass, 'MS Mincho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cm" fo:margin-bottom="0.4cm" loext:contextual-spacing="false" fo:hyphenation-ladder-count="no-limit"/>
      <style:text-properties fo:font-size="24pt" style:font-size-asian="24pt" style:font-size-complex="24pt" fo:hyphenate="false"/>
    </style:style>
    <style:style style:name="Title_20_and_20_Content_7e_LT_7e_Gliederung_20_1" style:display-name="Title and Content~LT~Gliederung 1" style:family="paragraph">
      <style:paragraph-properties fo:margin-top="0cm" fo:margin-bottom="0.499cm" loext:contextual-spacing="false" style:line-height-at-least="0.353cm" fo:orphans="0" fo:widows="0" fo:hyphenation-ladder-count="no-limit" style:text-autospace="none"/>
      <style:text-properties fo:color="#000000" style:font-name="Lohit Devanagari" fo:font-family="'Lohit Devanagari'" style:font-family-generic="system" style:font-pitch="variable" fo:font-size="32pt" style:font-name-asian="Lohit Devanagari" style:font-family-asian="'Lohit Devanagari'" style:font-family-generic-asian="system" style:font-pitch-asian="variable" style:font-size-asian="32pt" style:font-size-complex="32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family-generic="system" style:font-name-asian="OpenSymbol" style:font-family-asian="OpenSymbol, 'Arial Unicode MS'" style:font-family-generic-asian="system" style:font-name-complex="OpenSymbol" style:font-family-complex="OpenSymbol, 'Arial Unicode MS'" style:font-family-generic-complex="system"/>
    </style:style>
    <style:style style:name="WW-Default_20_Paragraph_20_Font" style:display-name="WW-Default Paragraph Font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fo:font-size="14pt" style:font-size-asian="14pt" style:font-size-complex="14pt"/>
    </style:style>
    <style:style style:name="WW_5f_CharLFO1LVL1" style:display-name="WW_CharLFO1LVL1" style:family="text">
      <style:text-properties fo:font-size="14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_5f_CharLFO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ipin Shrotriya Pune India</meta:initial-creator>
    <meta:creation-date>2017-06-28T11:46:00Z</meta:creation-date>
    <dc:date>2017-10-27T16:15:50.332289732</dc:date>
    <meta:print-date>2017-07-05T01:35:00Z</meta:print-date>
    <meta:editing-cycles>13</meta:editing-cycles>
    <meta:editing-duration>PT4H10M48S</meta:editing-duration>
    <meta:document-statistic meta:table-count="0" meta:image-count="0" meta:object-count="0" meta:page-count="19" meta:paragraph-count="670" meta:word-count="4437" meta:character-count="26493" meta:non-whitespace-character-count="20122"/>
    <meta:template xlink:type="simple" xlink:actuate="onRequest" xlink:title="" xlink:href="Normal"/>
  </office:meta>
</office:document-meta>
</file>